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ECCDC59555A0AA48.png" manifest:media-type="image/png"/>
  <manifest:file-entry manifest:full-path="Pictures/100002010000064000000354DED116749DDC4C2A.png" manifest:media-type="image/png"/>
  <manifest:file-entry manifest:full-path="Pictures/100002010000064000000354EE059EF319593E96.png" manifest:media-type="image/png"/>
  <manifest:file-entry manifest:full-path="Pictures/10000201000006400000035438165DB731905F31.png" manifest:media-type="image/png"/>
  <manifest:file-entry manifest:full-path="Pictures/10000201000006400000035437D6E596F4F75567.png" manifest:media-type="image/png"/>
  <manifest:file-entry manifest:full-path="Pictures/1000020100000640000003548D84D24D7A5B8C11.png" manifest:media-type="image/png"/>
  <manifest:file-entry manifest:full-path="Pictures/1000020100000640000003541F2FD05D44A39F07.png" manifest:media-type="image/png"/>
  <manifest:file-entry manifest:full-path="Pictures/10000201000006400000038396CCD5BDFA770101.png" manifest:media-type="image/png"/>
  <manifest:file-entry manifest:full-path="Pictures/100002010000064000000383D2345BF0B2C0FC80.png" manifest:media-type="image/png"/>
  <manifest:file-entry manifest:full-path="Pictures/100002010000064000000354439F0CAB1B5D16CB.png" manifest:media-type="image/png"/>
  <manifest:file-entry manifest:full-path="Pictures/100002010000064000000354ACC61831A06B4A28.png" manifest:media-type="image/png"/>
  <manifest:file-entry manifest:full-path="Pictures/1000020100000640000003839E79DF9AB3469B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0327f" officeooo:paragraph-rsid="0010327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327f" officeooo:paragraph-rsid="0010327f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M10</text:p>
      <text:p text:style-name="P1"/>
      <text:p text:style-name="P2">E1.1</text:p>
      <text:p text:style-name="P2"/>
      <text:p text:style-name="P2"><draw:frame draw:style-name="fr1" draw:name="Imatge1" text:anchor-type="char" svg:width="17.59cm" svg:height="9.883cm" draw:z-index="0"><draw:image xlink:href="Pictures/1000020100000640000003839E79DF9AB3469B14.png" xlink:type="simple" xlink:show="embed" xlink:actuate="onLoad" loext:mime-type="image/png"/></draw:frame></text:p>
      <text:p text:style-name="P2">E1.2</text:p>
      <text:p text:style-name="P2"/>
      <text:p text:style-name="P2"><draw:frame draw:style-name="fr1" draw:name="Imatge2" text:anchor-type="char" svg:width="17.59cm" svg:height="9.883cm" draw:z-index="1"><draw:image xlink:href="Pictures/100002010000064000000383D2345BF0B2C0FC80.png" xlink:type="simple" xlink:show="embed" xlink:actuate="onLoad" loext:mime-type="image/png"/></draw:frame></text:p>
      <text:p text:style-name="P2"><text:soft-page-break/>E1.3</text:p>
      <text:p text:style-name="P2"/>
      <text:p text:style-name="P2"><draw:frame draw:style-name="fr1" draw:name="Imatge3" text:anchor-type="char" svg:width="17.59cm" svg:height="9.883cm" draw:z-index="2"><draw:image xlink:href="Pictures/10000201000006400000038396CCD5BDFA770101.png" xlink:type="simple" xlink:show="embed" xlink:actuate="onLoad" loext:mime-type="image/png"/></draw:frame></text:p>
      <text:p text:style-name="P2">E2.1</text:p>
      <text:p text:style-name="P2"/>
      <text:p text:style-name="P2"><draw:frame draw:style-name="fr1" draw:name="Imatge4" text:anchor-type="char" svg:width="17.59cm" svg:height="9.366cm" draw:z-index="3"><draw:image xlink:href="Pictures/1000020100000640000003548D84D24D7A5B8C11.png" xlink:type="simple" xlink:show="embed" xlink:actuate="onLoad" loext:mime-type="image/png"/></draw:frame></text:p>
      <text:p text:style-name="P2">E2.2</text:p>
      <text:p text:style-name="P2"/>
      <text:p text:style-name="P2"><draw:frame draw:style-name="fr2" draw:name="Imatge5" text:anchor-type="char" svg:width="17.59cm" svg:height="9.366cm" draw:z-index="4"><draw:image xlink:href="Pictures/100002010000064000000354ACC61831A06B4A28.png" xlink:type="simple" xlink:show="embed" xlink:actuate="onLoad" loext:mime-type="image/png"/></draw:frame><text:soft-page-break/></text:p>
      <text:p text:style-name="P2">E3.1</text:p>
      <text:p text:style-name="P2"/>
      <text:p text:style-name="P2"><draw:frame draw:style-name="fr2" draw:name="Imatge6" text:anchor-type="char" svg:width="17.59cm" svg:height="9.366cm" draw:z-index="5"><draw:image xlink:href="Pictures/10000201000006400000035437D6E596F4F755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4.1</text:p>
      <text:p text:style-name="P2"/>
      <text:p text:style-name="P2"><draw:frame draw:style-name="fr2" draw:name="Imatge7" text:anchor-type="char" svg:width="17.59cm" svg:height="9.366cm" draw:z-index="6"><draw:image xlink:href="Pictures/100002010000064000000354EE059EF319593E96.png" xlink:type="simple" xlink:show="embed" xlink:actuate="onLoad" loext:mime-type="image/png"/></draw:frame></text:p>
      <text:p text:style-name="P2">E4.2</text:p>
      <text:p text:style-name="P2"/>
      <text:p text:style-name="P2"><draw:frame draw:style-name="fr2" draw:name="Imatge8" text:anchor-type="char" svg:width="17.59cm" svg:height="9.366cm" draw:z-index="7"><draw:image xlink:href="Pictures/10000201000006400000035438165DB731905F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E4.3</text:p>
      <text:p text:style-name="P2"/>
      <text:p text:style-name="P2"><draw:frame draw:style-name="fr1" draw:name="Imatge9" text:anchor-type="char" svg:width="17.59cm" svg:height="9.366cm" draw:z-index="8"><draw:image xlink:href="Pictures/100002010000064000000354439F0CAB1B5D16CB.png" xlink:type="simple" xlink:show="embed" xlink:actuate="onLoad" loext:mime-type="image/png"/></draw:frame></text:p>
      <text:p text:style-name="P2">E4.4</text:p>
      <text:p text:style-name="P2"/>
      <text:p text:style-name="P2"><draw:frame draw:style-name="fr1" draw:name="Imatge10" text:anchor-type="char" svg:width="17.59cm" svg:height="9.366cm" draw:z-index="9"><draw:image xlink:href="Pictures/100002010000064000000354DED116749DDC4C2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E5.1</text:p>
      <text:p text:style-name="P2"/>
      <text:p text:style-name="P2"><draw:frame draw:style-name="fr1" draw:name="Imatge11" text:anchor-type="char" svg:width="17.59cm" svg:height="9.366cm" draw:z-index="10"><draw:image xlink:href="Pictures/1000020100000640000003541F2FD05D44A39F07.png" xlink:type="simple" xlink:show="embed" xlink:actuate="onLoad" loext:mime-type="image/png"/></draw:frame></text:p>
      <text:p text:style-name="P2">E5.2</text:p>
      <text:p text:style-name="P2"/>
      <text:p text:style-name="P2"><draw:frame draw:style-name="fr1" draw:name="Imatge12" text:anchor-type="char" svg:width="17.59cm" svg:height="9.366cm" draw:z-index="11"><draw:image xlink:href="Pictures/100002010000064000000354ECCDC59555A0AA48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2" meta:object-count="0" meta:page-count="6" meta:paragraph-count="13" meta:word-count="14" meta:character-count="58" meta:non-whitespace-character-count="57"/>
  </office:meta>
</office:document-meta>
</file>